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11DABDD232F95BC3CB3.png" manifest:media-type="image/png"/>
  <manifest:file-entry manifest:full-path="Pictures/10000201000001900000011D08E9BCB1732955FF.png" manifest:media-type="image/png"/>
  <manifest:file-entry manifest:full-path="Pictures/10000201000001900000011DAF34EA2477C52000.png" manifest:media-type="image/png"/>
  <manifest:file-entry manifest:full-path="Pictures/10000201000001900000011DDB828E0DCE5EECC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8cm" svg:x="2.6cm" svg:y="1.8cm">
          <draw:image xlink:href="Pictures/10000201000001900000011DAF34EA2477C52000.png" xlink:type="simple" xlink:show="embed" xlink:actuate="onLoad">
            <text:p/>
          </draw:image>
        </draw:frame>
        <draw:frame draw:style-name="gr1" draw:text-style-name="P1" draw:layer="layout" svg:width="10cm" svg:height="8cm" svg:x="14cm" svg:y="1.8cm">
          <draw:image xlink:href="Pictures/10000201000001900000011DDB828E0DCE5EECCE.png" xlink:type="simple" xlink:show="embed" xlink:actuate="onLoad">
            <text:p/>
          </draw:image>
        </draw:frame>
        <draw:frame draw:style-name="gr1" draw:text-style-name="P1" draw:layer="layout" svg:width="10cm" svg:height="8cm" svg:x="2.6cm" svg:y="11.3cm">
          <draw:image xlink:href="Pictures/10000201000001900000011D08E9BCB1732955FF.png" xlink:type="simple" xlink:show="embed" xlink:actuate="onLoad">
            <text:p/>
          </draw:image>
        </draw:frame>
        <draw:frame draw:style-name="gr1" draw:text-style-name="P1" draw:layer="layout" svg:width="10cm" svg:height="8cm" svg:x="14cm" svg:y="11.3cm">
          <draw:image xlink:href="Pictures/10000201000001900000011DABDD232F95BC3CB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2T12:29:30.998682859</meta:creation-date>
    <dc:date>2019-11-02T14:11:27.046393132</dc:date>
    <meta:editing-duration>PT1H31M55S</meta:editing-duration>
    <meta:editing-cycles>2</meta:editing-cycles>
    <meta:generator>LibreOffice/6.0.7.3$Linux_X86_64 LibreOffice_project/00m0$Build-3</meta:generator>
    <meta:document-statistic meta:object-count="4"/>
  </office:meta>
</office:document-meta>
</file>